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weight="bold" style:font-weight-asian="bold" style:font-weight-complex="bold"/>
    </style:style>
    <style:style style:name="T1" style:family="text">
      <style:text-properties style:font-name="Consolas"/>
    </style:style>
    <style:style style:name="T2" style:family="text">
      <style:text-properties style:font-name="Consolas" officeooo:rsid="000027b6"/>
    </style:style>
    <style:style style:name="T3" style:family="text">
      <style:text-properties officeooo:rsid="000027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nstants:</text:h>
      <text:p text:style-name="Standard"/>
      <text:p text:style-name="Standard"><text:span text:style-name="T1">toRad</text:span>: Conversion factor from HAU to radians</text:p>
      <text:p text:style-name="Standard"><text:span text:style-name="T1">toHAU</text:span>: Conversion factor from radians to HAU</text:p>
      <text:p text:style-name="Standard"><text:span text:style-name="T1">angleToRad</text:span>: Conversion factor from SM64 angle units to radians</text:p>
      <text:p text:style-name="Standard"><text:span text:style-name="T1">radToAngle</text:span>: Conversion factor from radians to SM64 angle units</text:p>
      <text:p text:style-name="Standard"/>
      <text:h text:style-name="Heading_20_3" text:outline-level="3">Types of classes used:</text:h>
      <text:p text:style-name="Standard"/>
      <text:p text:style-name="Standard">Position: holds nine variables: <text:span text:style-name="T1">x</text:span>, <text:span text:style-name="T1">y</text:span>, <text:span text:style-name="T1">z</text:span>, <text:span text:style-name="T1">xTrunc</text:span>, <text:span text:style-name="T1">yTrunc</text:span>, <text:span text:style-name="T1">zTrunc</text:span>, <text:span text:style-name="T1">xPU</text:span>, <text:span text:style-name="T1">yPU</text:span>, <text:span text:style-name="T1">zPU</text:span>. The first three are raw positions, the next three are truncated positions, and the final three are which PU that position is in</text:p>
      <text:p text:style-name="Standard"/>
      <text:h text:style-name="Heading_20_3" text:outline-level="3">Functions:</text:h>
      <text:p text:style-name="Standard"/>
      <text:p text:style-name="P1">movement(position, speed, angle, qf, normalY)</text:p>
      <text:p text:style-name="Standard"/>
      <text:p text:style-name="Standard"><text:span text:style-name="T1">position</text:span>, a position type class (see class types), defines the starting position of the movement. <text:span text:style-name="T2">s</text:span><text:span text:style-name="T1">peed</text:span> and <text:span text:style-name="T1">angle</text:span> are the speed and angle the movement is done at, <text:span text:style-name="T1">qf</text:span> is how many quarterframes the movement spans, and <text:span text:style-name="T1">normalY</text:span> is the Y component of the unit normal vector of the surface the position is on. Essentially, you'd use this if Mario's standing on a slope, which reduces his de facto speed.</text:p>
      <text:p text:style-name="Standard"/>
      <text:p text:style-name="Standard">The function returns a position class that is the position after the movement is appl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6-01T23:02:30.707000000</dc:date>
    <meta:editing-duration>PT2M30S</meta:editing-duration>
    <meta:editing-cycles>1</meta:editing-cycles>
    <meta:document-statistic meta:table-count="0" meta:image-count="0" meta:object-count="0" meta:page-count="1" meta:paragraph-count="11" meta:word-count="164" meta:character-count="992" meta:non-whitespace-character-count="839"/>
  </office:meta>
</office:document-meta>
</file>